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or.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or.evaluate( Mapper mapp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valuator.printAction( Operator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aluator.set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or.setProgram( Object [ ] pr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or.getOper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or.Evaluator( Object [ ] pr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uator.reset( Object [ ] pr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ua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aluator.toStringIn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